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ValidationPostProcess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alidationPostProcessor.set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PostProcessor.setValidatorFactory( ValidatorFactory valida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PostProcessor.setValidatorProvider( ObjectProvider &lt; Validator &gt; validato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PostProcessor.setValidatedAnnotationType( Class &lt; ? extends Annotation &gt; validated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alidationPostProcessor.createMethodValidationAdvice( Supplier &lt; Validator &gt;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